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2.131cm"/>
    </style:style>
    <style:style style:name="co3" style:family="table-column">
      <style:table-column-properties fo:break-before="auto" style:column-width="0.52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95cm"/>
    </style:style>
    <style:style style:name="co7" style:family="table-column">
      <style:table-column-properties fo:break-before="auto" style:column-width="1.873cm"/>
    </style:style>
    <style:style style:name="co8" style:family="table-column">
      <style:table-column-properties fo:break-before="auto" style:column-width="1.487cm"/>
    </style:style>
    <style:style style:name="co9" style:family="table-column">
      <style:table-column-properties fo:break-before="auto" style:column-width="1.681cm"/>
    </style:style>
    <style:style style:name="co10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 table:null-year="1970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68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1d</text:p>
          </table:table-cell>
          <table:table-cell/>
          <table:table-cell table:formula="of:=HEX2DEC([.A1])" office:value-type="float" office:value="12" calcext:value-type="float">
            <text:p>12</text:p>
          </table:table-cell>
          <table:table-cell table:formula="of:=HEX2DEC([.B1])" office:value-type="float" office:value="0" calcext:value-type="float">
            <text:p>0</text:p>
          </table:table-cell>
          <table:table-cell table:formula="of:=HEX2DEC([.C1])" office:value-type="float" office:value="26" calcext:value-type="float">
            <text:p>26</text:p>
          </table:table-cell>
          <table:table-cell table:formula="of:=HEX2DEC([.D1])" office:value-type="float" office:value="2" calcext:value-type="float">
            <text:p>2</text:p>
          </table:table-cell>
          <table:table-cell table:formula="of:=HEX2DEC([.E1])" office:value-type="float" office:value="208" calcext:value-type="float">
            <text:p>208</text:p>
          </table:table-cell>
          <table:table-cell table:formula="of:=HEX2DEC([.F1])" office:value-type="float" office:value="104" calcext:value-type="float">
            <text:p>104</text:p>
          </table:table-cell>
          <table:table-cell table:formula="of:=HEX2DEC([.G1])" office:value-type="float" office:value="32" calcext:value-type="float">
            <text:p>32</text:p>
          </table:table-cell>
          <table:table-cell table:formula="of:=HEX2DEC([.H1])" office:value-type="float" office:value="29" calcext:value-type="float">
            <text:p>29</text:p>
          </table:table-cell>
          <table:table-cell/>
          <table:table-cell table:formula="of:=HEX2DEC([.B1]&amp;[.A1])" office:value-type="float" office:value="12" calcext:value-type="float">
            <text:p>12</text:p>
          </table:table-cell>
          <table:table-cell table:formula="of:=HEX2DEC([.C1]&amp;[.B1])" office:value-type="float" office:value="6656" calcext:value-type="float">
            <text:p>6656</text:p>
          </table:table-cell>
          <table:table-cell table:formula="of:=HEX2DEC([.D1]&amp;[.C1])" office:value-type="float" office:value="538" calcext:value-type="float">
            <text:p>538</text:p>
          </table:table-cell>
          <table:table-cell table:formula="of:=HEX2DEC([.E1]&amp;[.D1])" office:value-type="float" office:value="53250" calcext:value-type="float">
            <text:p>53250</text:p>
          </table:table-cell>
          <table:table-cell table:formula="of:=HEX2DEC([.F1]&amp;[.E1])" office:value-type="float" office:value="26832" calcext:value-type="float">
            <text:p>26832</text:p>
          </table:table-cell>
          <table:table-cell/>
          <table:table-cell table:formula="of:=HEX2DEC([.C1]&amp;[.B1]&amp;[.A1])" office:value-type="float" office:value="1703948" calcext:value-type="float">
            <text:p>1703948</text:p>
          </table:table-cell>
          <table:table-cell table:formula="of:=HEX2DEC([.D1]&amp;[.C1]&amp;[.B1])" office:value-type="float" office:value="137728" calcext:value-type="float">
            <text:p>137728</text:p>
          </table:table-cell>
          <table:table-cell table:formula="of:=HEX2DEC([.E1]&amp;[.D1]&amp;[.C1])" office:value-type="float" office:value="13632026" calcext:value-type="float">
            <text:p>13632026</text:p>
          </table:table-cell>
          <table:table-cell table:formula="of:=HEX2DEC([.F1]&amp;[.E1]&amp;[.D1])" office:value-type="float" office:value="6868994" calcext:value-type="float">
            <text:p>6868994</text:p>
          </table:table-cell>
          <table:table-cell table:formula="of:=HEX2DEC([.G1]&amp;[.F1]&amp;[.E1])" office:value-type="float" office:value="2123984" calcext:value-type="float">
            <text:p>2123984</text:p>
          </table:table-cell>
          <table:table-cell table:formula="of:=HEX2DEC([.H1]&amp;[.G1]&amp;[.F1])" office:value-type="float" office:value="1908840" calcext:value-type="float">
            <text:p>1908840</text:p>
          </table:table-cell>
          <table:table-cell/>
          <table:table-cell table:formula="of:=HEX2DEC([.D1]&amp;[.C1]&amp;[.B1]&amp;[.A1])" office:value-type="float" office:value="35258380" calcext:value-type="float">
            <text:p>35258380</text:p>
          </table:table-cell>
          <table:table-cell table:formula="of:=HEX2DEC([.E1]&amp;[.D1]&amp;[.C1]&amp;[.B1])" office:value-type="float" office:value="3489798656" calcext:value-type="float">
            <text:p>3489798656</text:p>
          </table:table-cell>
          <table:table-cell table:formula="of:=HEX2DEC([.F1]&amp;[.E1]&amp;[.D1]&amp;[.C1])" office:value-type="float" office:value="1758462490" calcext:value-type="float">
            <text:p>1758462490</text:p>
          </table:table-cell>
          <table:table-cell table:formula="of:=HEX2DEC([.G1]&amp;[.F1]&amp;[.E1]&amp;[.D1])" office:value-type="float" office:value="543739906" calcext:value-type="float">
            <text:p>543739906</text:p>
          </table:table-cell>
          <table:table-cell table:formula="of:=HEX2DEC([.H1]&amp;[.G1]&amp;[.F1]&amp;[.E1])" office:value-type="float" office:value="488663248" calcext:value-type="float">
            <text:p>488663248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1</text:p>
          </table:table-cell>
          <table:table-cell table:style-name="Default" office:value-type="string" calcext:value-type="string">
            <text:p>4e</text:p>
          </table:table-cell>
          <table:table-cell table:style-name="ce1" office:value-type="string" calcext:value-type="string">
            <text:p>73</text:p>
          </table:table-cell>
          <table:table-cell office:value-type="string" calcext:value-type="string">
            <text:p>1d</text:p>
          </table:table-cell>
          <table:table-cell/>
          <table:table-cell table:formula="of:=HEX2DEC([.A2])" office:value-type="float" office:value="12" calcext:value-type="float">
            <text:p>12</text:p>
          </table:table-cell>
          <table:table-cell table:formula="of:=HEX2DEC([.B2])" office:value-type="float" office:value="0" calcext:value-type="float">
            <text:p>0</text:p>
          </table:table-cell>
          <table:table-cell table:formula="of:=HEX2DEC([.C2])" office:value-type="float" office:value="26" calcext:value-type="float">
            <text:p>26</text:p>
          </table:table-cell>
          <table:table-cell table:formula="of:=HEX2DEC([.D2])" office:value-type="float" office:value="2" calcext:value-type="float">
            <text:p>2</text:p>
          </table:table-cell>
          <table:table-cell table:formula="of:=HEX2DEC([.E2])" office:value-type="float" office:value="49" calcext:value-type="float">
            <text:p>49</text:p>
          </table:table-cell>
          <table:table-cell table:formula="of:=HEX2DEC([.F2])" office:value-type="float" office:value="78" calcext:value-type="float">
            <text:p>78</text:p>
          </table:table-cell>
          <table:table-cell table:formula="of:=HEX2DEC([.G2])" office:value-type="float" office:value="115" calcext:value-type="float">
            <text:p>115</text:p>
          </table:table-cell>
          <table:table-cell table:formula="of:=HEX2DEC([.H2])" office:value-type="float" office:value="29" calcext:value-type="float">
            <text:p>29</text:p>
          </table:table-cell>
          <table:table-cell/>
          <table:table-cell table:formula="of:=HEX2DEC([.B2]&amp;[.A2])" office:value-type="float" office:value="12" calcext:value-type="float">
            <text:p>12</text:p>
          </table:table-cell>
          <table:table-cell table:formula="of:=HEX2DEC([.C2]&amp;[.B2])" office:value-type="float" office:value="6656" calcext:value-type="float">
            <text:p>6656</text:p>
          </table:table-cell>
          <table:table-cell table:formula="of:=HEX2DEC([.D2]&amp;[.C2])" office:value-type="float" office:value="538" calcext:value-type="float">
            <text:p>538</text:p>
          </table:table-cell>
          <table:table-cell table:formula="of:=HEX2DEC([.E2]&amp;[.D2])" office:value-type="float" office:value="12546" calcext:value-type="float">
            <text:p>12546</text:p>
          </table:table-cell>
          <table:table-cell table:formula="of:=HEX2DEC([.F2]&amp;[.E2])" office:value-type="float" office:value="20017" calcext:value-type="float">
            <text:p>20017</text:p>
          </table:table-cell>
          <table:table-cell/>
          <table:table-cell table:formula="of:=HEX2DEC([.C2]&amp;[.B2]&amp;[.A2])" office:value-type="float" office:value="1703948" calcext:value-type="float">
            <text:p>1703948</text:p>
          </table:table-cell>
          <table:table-cell table:formula="of:=HEX2DEC([.D2]&amp;[.C2]&amp;[.B2])" office:value-type="float" office:value="137728" calcext:value-type="float">
            <text:p>137728</text:p>
          </table:table-cell>
          <table:table-cell table:formula="of:=HEX2DEC([.E2]&amp;[.D2]&amp;[.C2])" office:value-type="float" office:value="3211802" calcext:value-type="float">
            <text:p>3211802</text:p>
          </table:table-cell>
          <table:table-cell table:formula="of:=HEX2DEC([.F2]&amp;[.E2]&amp;[.D2])" office:value-type="float" office:value="5124354" calcext:value-type="float">
            <text:p>5124354</text:p>
          </table:table-cell>
          <table:table-cell table:formula="of:=HEX2DEC([.G2]&amp;[.F2]&amp;[.E2])" office:value-type="float" office:value="7556657" calcext:value-type="float">
            <text:p>7556657</text:p>
          </table:table-cell>
          <table:table-cell table:formula="of:=HEX2DEC([.H2]&amp;[.G2]&amp;[.F2])" office:value-type="float" office:value="1930062" calcext:value-type="float">
            <text:p>1930062</text:p>
          </table:table-cell>
          <table:table-cell/>
          <table:table-cell table:formula="of:=HEX2DEC([.D2]&amp;[.C2]&amp;[.B2]&amp;[.A2])" office:value-type="float" office:value="35258380" calcext:value-type="float">
            <text:p>35258380</text:p>
          </table:table-cell>
          <table:table-cell table:formula="of:=HEX2DEC([.E2]&amp;[.D2]&amp;[.C2]&amp;[.B2])" office:value-type="float" office:value="822221312" calcext:value-type="float">
            <text:p>822221312</text:p>
          </table:table-cell>
          <table:table-cell table:formula="of:=HEX2DEC([.F2]&amp;[.E2]&amp;[.D2]&amp;[.C2])" office:value-type="float" office:value="1311834650" calcext:value-type="float">
            <text:p>1311834650</text:p>
          </table:table-cell>
          <table:table-cell table:formula="of:=HEX2DEC([.G2]&amp;[.F2]&amp;[.E2]&amp;[.D2])" office:value-type="float" office:value="1934504194" calcext:value-type="float">
            <text:p>1934504194</text:p>
          </table:table-cell>
          <table:table-cell table:formula="of:=HEX2DEC([.H2]&amp;[.G2]&amp;[.F2]&amp;[.E2])" office:value-type="float" office:value="494095921" calcext:value-type="float">
            <text:p>49409592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2025-05-2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7e</text:p>
          </table:table-cell>
          <table:table-cell table:style-name="ce1" office:value-type="string" calcext:value-type="string">
            <text:p>86</text:p>
          </table:table-cell>
          <table:table-cell/>
          <table:table-cell table:formula="of:=HEX2DEC([.A4])" office:value-type="float" office:value="12" calcext:value-type="float">
            <text:p>12</text:p>
          </table:table-cell>
          <table:table-cell table:formula="of:=HEX2DEC([.B4])" office:value-type="float" office:value="0" calcext:value-type="float">
            <text:p>0</text:p>
          </table:table-cell>
          <table:table-cell table:formula="of:=HEX2DEC([.C4])" office:value-type="float" office:value="250" calcext:value-type="float">
            <text:p>250</text:p>
          </table:table-cell>
          <table:table-cell table:formula="of:=HEX2DEC([.D4])" office:value-type="float" office:value="0" calcext:value-type="float">
            <text:p>0</text:p>
          </table:table-cell>
          <table:table-cell table:formula="of:=HEX2DEC([.E4])" office:value-type="float" office:value="135" calcext:value-type="float">
            <text:p>135</text:p>
          </table:table-cell>
          <table:table-cell table:formula="of:=HEX2DEC([.F4])" office:value-type="float" office:value="67" calcext:value-type="float">
            <text:p>67</text:p>
          </table:table-cell>
          <table:table-cell table:formula="of:=HEX2DEC([.G4])" office:value-type="float" office:value="126" calcext:value-type="float">
            <text:p>126</text:p>
          </table:table-cell>
          <table:table-cell table:formula="of:=HEX2DEC([.H4])" office:value-type="float" office:value="134" calcext:value-type="float">
            <text:p>134</text:p>
          </table:table-cell>
          <table:table-cell/>
          <table:table-cell table:formula="of:=HEX2DEC([.B4]&amp;[.A4])" office:value-type="float" office:value="12" calcext:value-type="float">
            <text:p>12</text:p>
          </table:table-cell>
          <table:table-cell table:formula="of:=HEX2DEC([.C4]&amp;[.B4])" office:value-type="float" office:value="64000" calcext:value-type="float">
            <text:p>64000</text:p>
          </table:table-cell>
          <table:table-cell table:formula="of:=HEX2DEC([.D4]&amp;[.C4])" office:value-type="float" office:value="250" calcext:value-type="float">
            <text:p>250</text:p>
          </table:table-cell>
          <table:table-cell table:formula="of:=HEX2DEC([.E4]&amp;[.D4])" office:value-type="float" office:value="34560" calcext:value-type="float">
            <text:p>34560</text:p>
          </table:table-cell>
          <table:table-cell table:formula="of:=HEX2DEC([.F4]&amp;[.E4])" office:value-type="float" office:value="17287" calcext:value-type="float">
            <text:p>17287</text:p>
          </table:table-cell>
          <table:table-cell/>
          <table:table-cell table:formula="of:=HEX2DEC([.C4]&amp;[.B4]&amp;[.A4])" office:value-type="float" office:value="16384012" calcext:value-type="float">
            <text:p>16384012</text:p>
          </table:table-cell>
          <table:table-cell table:formula="of:=HEX2DEC([.D4]&amp;[.C4]&amp;[.B4])" office:value-type="float" office:value="64000" calcext:value-type="float">
            <text:p>64000</text:p>
          </table:table-cell>
          <table:table-cell table:formula="of:=HEX2DEC([.E4]&amp;[.D4]&amp;[.C4])" office:value-type="float" office:value="8847610" calcext:value-type="float">
            <text:p>8847610</text:p>
          </table:table-cell>
          <table:table-cell table:formula="of:=HEX2DEC([.F4]&amp;[.E4]&amp;[.D4])" office:value-type="float" office:value="4425472" calcext:value-type="float">
            <text:p>4425472</text:p>
          </table:table-cell>
          <table:table-cell table:formula="of:=HEX2DEC([.G4]&amp;[.F4]&amp;[.E4])" office:value-type="float" office:value="8274823" calcext:value-type="float">
            <text:p>8274823</text:p>
          </table:table-cell>
          <table:table-cell table:formula="of:=HEX2DEC([.H4]&amp;[.G4]&amp;[.F4])" office:value-type="float" office:value="8814147" calcext:value-type="float">
            <text:p>8814147</text:p>
          </table:table-cell>
          <table:table-cell/>
          <table:table-cell table:formula="of:=HEX2DEC([.D4]&amp;[.C4]&amp;[.B4]&amp;[.A4])" office:value-type="float" office:value="16384012" calcext:value-type="float">
            <text:p>16384012</text:p>
          </table:table-cell>
          <table:table-cell table:formula="of:=HEX2DEC([.E4]&amp;[.D4]&amp;[.C4]&amp;[.B4])" office:value-type="float" office:value="2264988160" calcext:value-type="float">
            <text:p>2264988160</text:p>
          </table:table-cell>
          <table:table-cell table:formula="of:=HEX2DEC([.F4]&amp;[.E4]&amp;[.D4]&amp;[.C4])" office:value-type="float" office:value="1132921082" calcext:value-type="float">
            <text:p>1132921082</text:p>
          </table:table-cell>
          <table:table-cell table:formula="of:=HEX2DEC([.G4]&amp;[.F4]&amp;[.E4]&amp;[.D4])" office:value-type="float" office:value="2118354688" calcext:value-type="float">
            <text:p>2118354688</text:p>
          </table:table-cell>
          <table:table-cell table:formula="of:=HEX2DEC([.H4]&amp;[.G4]&amp;[.F4]&amp;[.E4])" office:value-type="float" office:value="2256421767" calcext:value-type="float">
            <text:p>2256421767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86</text:p>
          </table:table-cell>
          <table:table-cell/>
          <table:table-cell table:formula="of:=HEX2DEC([.A5])" office:value-type="float" office:value="12" calcext:value-type="float">
            <text:p>12</text:p>
          </table:table-cell>
          <table:table-cell table:formula="of:=HEX2DEC([.B5])" office:value-type="float" office:value="0" calcext:value-type="float">
            <text:p>0</text:p>
          </table:table-cell>
          <table:table-cell table:formula="of:=HEX2DEC([.C5])" office:value-type="float" office:value="250" calcext:value-type="float">
            <text:p>250</text:p>
          </table:table-cell>
          <table:table-cell table:formula="of:=HEX2DEC([.D5])" office:value-type="float" office:value="0" calcext:value-type="float">
            <text:p>0</text:p>
          </table:table-cell>
          <table:table-cell table:formula="of:=HEX2DEC([.E5])" office:value-type="float" office:value="136" calcext:value-type="float">
            <text:p>136</text:p>
          </table:table-cell>
          <table:table-cell table:formula="of:=HEX2DEC([.F5])" office:value-type="float" office:value="38" calcext:value-type="float">
            <text:p>38</text:p>
          </table:table-cell>
          <table:table-cell table:formula="of:=HEX2DEC([.G5])" office:value-type="float" office:value="225" calcext:value-type="float">
            <text:p>225</text:p>
          </table:table-cell>
          <table:table-cell table:formula="of:=HEX2DEC([.H5])" office:value-type="float" office:value="134" calcext:value-type="float">
            <text:p>134</text:p>
          </table:table-cell>
          <table:table-cell/>
          <table:table-cell table:formula="of:=HEX2DEC([.B5]&amp;[.A5])" office:value-type="float" office:value="12" calcext:value-type="float">
            <text:p>12</text:p>
          </table:table-cell>
          <table:table-cell table:formula="of:=HEX2DEC([.C5]&amp;[.B5])" office:value-type="float" office:value="64000" calcext:value-type="float">
            <text:p>64000</text:p>
          </table:table-cell>
          <table:table-cell table:formula="of:=HEX2DEC([.D5]&amp;[.C5])" office:value-type="float" office:value="250" calcext:value-type="float">
            <text:p>250</text:p>
          </table:table-cell>
          <table:table-cell table:formula="of:=HEX2DEC([.E5]&amp;[.D5])" office:value-type="float" office:value="34816" calcext:value-type="float">
            <text:p>34816</text:p>
          </table:table-cell>
          <table:table-cell table:formula="of:=HEX2DEC([.F5]&amp;[.E5])" office:value-type="float" office:value="9864" calcext:value-type="float">
            <text:p>9864</text:p>
          </table:table-cell>
          <table:table-cell/>
          <table:table-cell table:formula="of:=HEX2DEC([.C5]&amp;[.B5]&amp;[.A5])" office:value-type="float" office:value="16384012" calcext:value-type="float">
            <text:p>16384012</text:p>
          </table:table-cell>
          <table:table-cell table:formula="of:=HEX2DEC([.D5]&amp;[.C5]&amp;[.B5])" office:value-type="float" office:value="64000" calcext:value-type="float">
            <text:p>64000</text:p>
          </table:table-cell>
          <table:table-cell table:formula="of:=HEX2DEC([.E5]&amp;[.D5]&amp;[.C5])" office:value-type="float" office:value="8913146" calcext:value-type="float">
            <text:p>8913146</text:p>
          </table:table-cell>
          <table:table-cell table:formula="of:=HEX2DEC([.F5]&amp;[.E5]&amp;[.D5])" office:value-type="float" office:value="2525184" calcext:value-type="float">
            <text:p>2525184</text:p>
          </table:table-cell>
          <table:table-cell table:formula="of:=HEX2DEC([.G5]&amp;[.F5]&amp;[.E5])" office:value-type="float" office:value="14755464" calcext:value-type="float">
            <text:p>14755464</text:p>
          </table:table-cell>
          <table:table-cell table:formula="of:=HEX2DEC([.H5]&amp;[.G5]&amp;[.F5])" office:value-type="float" office:value="8839462" calcext:value-type="float">
            <text:p>8839462</text:p>
          </table:table-cell>
          <table:table-cell/>
          <table:table-cell table:formula="of:=HEX2DEC([.D5]&amp;[.C5]&amp;[.B5]&amp;[.A5])" office:value-type="float" office:value="16384012" calcext:value-type="float">
            <text:p>16384012</text:p>
          </table:table-cell>
          <table:table-cell table:formula="of:=HEX2DEC([.E5]&amp;[.D5]&amp;[.C5]&amp;[.B5])" office:value-type="float" office:value="2281765376" calcext:value-type="float">
            <text:p>2281765376</text:p>
          </table:table-cell>
          <table:table-cell table:formula="of:=HEX2DEC([.F5]&amp;[.E5]&amp;[.D5]&amp;[.C5])" office:value-type="float" office:value="646447354" calcext:value-type="float">
            <text:p>646447354</text:p>
          </table:table-cell>
          <table:table-cell table:formula="of:=HEX2DEC([.G5]&amp;[.F5]&amp;[.E5]&amp;[.D5])" office:value-type="float" office:value="3777398784" calcext:value-type="float">
            <text:p>3777398784</text:p>
          </table:table-cell>
          <table:table-cell table:formula="of:=HEX2DEC([.H5]&amp;[.G5]&amp;[.F5]&amp;[.E5])" office:value-type="float" office:value="2262902408" calcext:value-type="float">
            <text:p>22629024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Alder</meta:initial-creator>
    <meta:creation-date>2025-07-14T22:10:21.735393050</meta:creation-date>
    <dc:date>2025-07-14T23:27:32.274372936</dc:date>
    <dc:creator>Daniel Alder</dc:creator>
    <meta:editing-duration>PT25M27S</meta:editing-duration>
    <meta:editing-cycles>1</meta:editing-cycles>
    <meta:document-statistic meta:table-count="1" meta:cell-count="129" meta:object-count="0"/>
    <meta:generator>LibreOffice/24.2.7.2$Linux_X86_64 LibreOffice_project/420$Build-2</meta:generator>
  </office:meta>
</office:document-meta>
</file>